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in" svg:y="1.0665in">
            <draw:object draw:notify-on-update-of-ranges="Sheet1.A1:Sheet1.A1 Sheet1.A2:Sheet1.A7 Sheet1.B1:Sheet1.B1 Sheet1.B2:Sheet1.B7 Sheet1.C1:Sheet1.C1 Sheet1.C2:Sheet1.C7 Sheet1.D1:Sheet1.D1 Sheet1.D2:Sheet1.D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rray Size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Tree So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78922" calcext:value-type="float">
            <text:p>0.278922</text:p>
          </table:table-cell>
          <table:table-cell office:value-type="float" office:value="0.533012" calcext:value-type="float">
            <text:p>0.533012</text:p>
          </table:table-cell>
          <table:table-cell office:value-type="float" office:value="1.739051" calcext:value-type="float">
            <text:p>1.7390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2233" calcext:value-type="float">
            <text:p>0.42233</text:p>
          </table:table-cell>
          <table:table-cell office:value-type="float" office:value="1.335341" calcext:value-type="float">
            <text:p>1.335341</text:p>
          </table:table-cell>
          <table:table-cell office:value-type="float" office:value="4.010601" calcext:value-type="float">
            <text:p>4.0106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76777" calcext:value-type="float">
            <text:p>0.876777</text:p>
          </table:table-cell>
          <table:table-cell office:value-type="float" office:value="2.239413" calcext:value-type="float">
            <text:p>2.239413</text:p>
          </table:table-cell>
          <table:table-cell office:value-type="float" office:value="8.410673" calcext:value-type="float">
            <text:p>8.4106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94523" calcext:value-type="float">
            <text:p>1.194523</text:p>
          </table:table-cell>
          <table:table-cell office:value-type="float" office:value="2.701479" calcext:value-type="float">
            <text:p>2.701479</text:p>
          </table:table-cell>
          <table:table-cell office:value-type="float" office:value="13.786985" calcext:value-type="float">
            <text:p>13.7869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30173" calcext:value-type="float">
            <text:p>1.230173</text:p>
          </table:table-cell>
          <table:table-cell office:value-type="float" office:value="3.178763" calcext:value-type="float">
            <text:p>3.178763</text:p>
          </table:table-cell>
          <table:table-cell office:value-type="float" office:value="18.83624" calcext:value-type="float">
            <text:p>18.8362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9:05:28.356989900</meta:creation-date>
    <dc:date>2023-12-08T20:06:16.703648933</dc:date>
    <meta:editing-duration>PT20M1S</meta:editing-duration>
    <meta:editing-cycles>1</meta:editing-cycles>
    <meta:generator>LibreOffice/7.3.7.2$Linux_X86_64 LibreOffice_project/30$Build-2</meta:generator>
    <meta:document-statistic meta:table-count="1" meta:cell-count="2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353cm" svg:y="0.316cm" chart:style-name="ch2">
          <text:p>Correlation Between Sort Time and Array Size</text:p>
        </chart:title>
        <chart:legend chart:legend-position="top" svg:x="3.918cm" svg:y="1.28cm" style:legend-expansion="wide" chart:style-name="ch3"/>
        <chart:plot-area chart:style-name="ch4" table:cell-range-address="Sheet1.A1:Sheet1.D7" chart:data-source-has-labels="both" svg:x="1.331cm" svg:y="2.058cm" svg:width="14.349cm" svg:height="5.781cm">
          <chart:coordinate-region svg:x="1.952cm" svg:y="2.257cm" svg:width="13.728cm" svg:height="4.935cm"/>
          <chart:axis chart:dimension="x" chart:name="primary-x" chart:style-name="ch5" chartooo:axis-type="auto">
            <chartooo:date-scale/>
            <chart:title svg:x="7.006cm" svg:y="8.019cm" chart:style-name="ch6">
              <text:p>Array Size (Millions)</text:p>
            </chart:title>
            <chart:categories table:cell-range-address="Sheet1.A2:Sheet1.A7"/>
          </chart:axis>
          <chart:axis chart:dimension="y" chart:name="primary-y" chart:style-name="ch5">
            <chart:title svg:x="0.451cm" svg:y="6.474cm" chart:style-name="ch7">
              <text:p>Sort Time (Seconds)</text:p>
            </chart:title>
            <chart:grid chart:style-name="ch8" chart:class="major"/>
          </chart:axis>
          <chart:series chart:style-name="ch9" chart:values-cell-range-address="Sheet1.B2:Sheet1.B7" chart:label-cell-address="Sheet1.B1:Sheet1.B1" chart:class="chart:line">
            <chart:data-point chart:repeated="6"/>
          </chart:series>
          <chart:series chart:style-name="ch10" chart:values-cell-range-address="Sheet1.C2:Sheet1.C7" chart:label-cell-address="Sheet1.C1:Sheet1.C1" chart:class="chart:line">
            <chart:data-point chart:repeated="6"/>
          </chart:series>
          <chart:series chart:style-name="ch11" chart:values-cell-range-address="Sheet1.D2:Sheet1.D7" chart:label-cell-address="Sheet1.D1:Sheet1.D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 Sort</text:p>
                <draw:g>
                  <svg:desc>Sheet1.B1:Sheet1.B1</svg:desc>
                </draw:g>
              </table:table-cell>
              <table:table-cell office:value-type="string">
                <text:p>Merge Sort</text:p>
                <draw:g>
                  <svg:desc>Sheet1.C1:Sheet1.C1</svg:desc>
                </draw:g>
              </table:table-cell>
              <table:table-cell office:value-type="string">
                <text:p>Tree Sor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7</svg:desc>
                </draw:g>
              </table:table-cell>
              <table:table-cell office:value-type="float" office:value="0.278922">
                <text:p>0.278922</text:p>
                <draw:g>
                  <svg:desc>Sheet1.B2:Sheet1.B7</svg:desc>
                </draw:g>
              </table:table-cell>
              <table:table-cell office:value-type="float" office:value="0.533012">
                <text:p>0.533012</text:p>
                <draw:g>
                  <svg:desc>Sheet1.C2:Sheet1.C7</svg:desc>
                </draw:g>
              </table:table-cell>
              <table:table-cell office:value-type="float" office:value="1.739051">
                <text:p>1.739051</text:p>
                <draw:g>
                  <svg:desc>Sheet1.D2:Sheet1.D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2233">
                <text:p>0.42233</text:p>
              </table:table-cell>
              <table:table-cell office:value-type="float" office:value="1.335341">
                <text:p>1.335341</text:p>
              </table:table-cell>
              <table:table-cell office:value-type="float" office:value="4.010601">
                <text:p>4.0106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876777">
                <text:p>0.876777</text:p>
              </table:table-cell>
              <table:table-cell office:value-type="float" office:value="2.239413">
                <text:p>2.239413</text:p>
              </table:table-cell>
              <table:table-cell office:value-type="float" office:value="8.410673">
                <text:p>8.41067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194523">
                <text:p>1.194523</text:p>
              </table:table-cell>
              <table:table-cell office:value-type="float" office:value="2.701479">
                <text:p>2.701479</text:p>
              </table:table-cell>
              <table:table-cell office:value-type="float" office:value="13.786985">
                <text:p>13.78698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230173">
                <text:p>1.230173</text:p>
              </table:table-cell>
              <table:table-cell office:value-type="float" office:value="3.178763">
                <text:p>3.178763</text:p>
              </table:table-cell>
              <table:table-cell office:value-type="float" office:value="18.83624">
                <text:p>18.836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